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style:text-properties officeooo:rsid="0026b29a" officeooo:paragraph-rsid="0026b29a"/>
    </style:style>
    <style:style style:name="P2" style:family="paragraph" style:parent-style-name="Standard">
      <style:paragraph-properties fo:line-height="150%"/>
      <style:text-properties officeooo:rsid="002728e9" officeooo:paragraph-rsid="002728e9"/>
    </style:style>
    <style:style style:name="P3" style:family="paragraph" style:parent-style-name="Standard">
      <style:paragraph-properties fo:line-height="150%"/>
      <style:text-properties style:font-name="Times New Roman" officeooo:rsid="001d02fa" officeooo:paragraph-rsid="001d02fa"/>
    </style:style>
    <style:style style:name="P4" style:family="paragraph" style:parent-style-name="Standard">
      <style:paragraph-properties fo:line-height="150%"/>
      <style:text-properties style:font-name="Times New Roman" officeooo:rsid="001d02fa" officeooo:paragraph-rsid="003896dd"/>
    </style:style>
    <style:style style:name="P5" style:family="paragraph" style:parent-style-name="Standard">
      <style:paragraph-properties fo:line-height="150%"/>
      <style:text-properties style:font-name="Times New Roman" officeooo:paragraph-rsid="00326d49"/>
    </style:style>
    <style:style style:name="P6" style:family="paragraph" style:parent-style-name="Standard">
      <style:paragraph-properties fo:line-height="150%"/>
      <style:text-properties style:font-name="Times New Roman" officeooo:rsid="00353183" officeooo:paragraph-rsid="00353183"/>
    </style:style>
    <style:style style:name="P7" style:family="paragraph" style:parent-style-name="Standard">
      <style:paragraph-properties fo:line-height="150%" fo:text-align="center" style:justify-single-word="false"/>
      <style:text-properties style:font-name="Times New Roman" officeooo:rsid="003896dd" officeooo:paragraph-rsid="003896dd"/>
    </style:style>
    <style:style style:name="P8" style:family="paragraph" style:parent-style-name="Standard">
      <style:paragraph-properties fo:line-height="150%" fo:text-align="start" style:justify-single-word="false"/>
      <style:text-properties style:font-name="Times New Roman" officeooo:rsid="003896dd" officeooo:paragraph-rsid="003896dd"/>
    </style:style>
    <style:style style:name="T1" style:family="text">
      <style:text-properties officeooo:rsid="001fb12a"/>
    </style:style>
    <style:style style:name="T2" style:family="text">
      <style:text-properties officeooo:rsid="002728e9"/>
    </style:style>
    <style:style style:name="T3" style:family="text">
      <style:text-properties officeooo:rsid="0028f6c6"/>
    </style:style>
    <style:style style:name="T4" style:family="text">
      <style:text-properties officeooo:rsid="002a362f"/>
    </style:style>
    <style:style style:name="T5" style:family="text">
      <style:text-properties officeooo:rsid="00333aa1"/>
    </style:style>
    <style:style style:name="T6" style:family="text">
      <style:text-properties officeooo:rsid="00352bf9"/>
    </style:style>
    <style:style style:name="T7" style:family="text">
      <style:text-properties fo:font-style="italic" officeooo:rsid="0028f6c6" style:font-style-asian="italic" style:font-style-complex="italic"/>
    </style:style>
    <style:style style:name="T8" style:family="text">
      <style:text-properties fo:font-style="italic" officeooo:rsid="002a362f" style:font-style-asian="italic" style:font-style-complex="italic"/>
    </style:style>
    <style:style style:name="T9" style:family="text">
      <style:text-properties style:text-position="super 58%" officeooo:rsid="0028f6c6"/>
    </style:style>
    <style:style style:name="T10" style:family="text">
      <style:text-properties style:text-position="super 58%" officeooo:rsid="00353183"/>
    </style:style>
    <style:style style:name="T11" style:family="text">
      <style:text-properties style:font-name="Times New Roman"/>
    </style:style>
    <style:style style:name="T12" style:family="text">
      <style:text-properties style:font-name="Times New Roman" officeooo:rsid="002728e9"/>
    </style:style>
    <style:style style:name="T13" style:family="text">
      <style:text-properties officeooo:rsid="003896dd"/>
    </style:style>
    <style:style style:name="T14" style:family="text">
      <style:text-properties fo:font-style="normal" officeooo:rsid="0028f6c6"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FE OF FRANK RAMSEY</text:p>
      <text:p text:style-name="P8">Kaj Wilson</text:p>
      <text:p text:style-name="P8">Student Number: 301339649</text:p>
      <text:p text:style-name="P4"><text:tab/>Frank Ramsey, a Mathematical Economical Philosopher. Born <text:span text:style-name="T1">o</text:span>n 1903 February 22, and passed in 1930 January 19 due to chronic liver complications and contracting jaundice after an operation at Guys Hospital in the London area. <text:span text:style-name="T4">However during his time, he graduated from several schools and </text:span><text:span text:style-name="T10">[1]</text:span><text:span text:style-name="T4">“later became a director of Studies in Mathematics at King’s College.” Ramsey made many contributions to both Mathematics, particularly </text:span><text:span text:style-name="T8">Ramsey Theory</text:span><text:span text:style-name="T4">, the philosophy of science, and logic to name a few.</text:span></text:p>
      <text:p text:style-name="P5"><text:span text:style-name="T2"><text:tab/>Ramsey is the child of </text:span>Arthur Stanley Ramsey and Agnes Mary Wilson, <text:span text:style-name="T6">born in Cambridge England</text:span>, <text:span text:style-name="T6">he had two sisters and a brother</text:span>. <text:span text:style-name="T2">From the early age of 12 Ramsey attended Winchester College and won scholarships to go to Trinity College in the Cambridge area. At 17 upon graduating from Winchester he then attended Trinity and finished as a Wrangler in Mathematical Tripos at 20. Wrangler being </text:span><text:span text:style-name="T10">[1]</text:span><text:span text:style-name="T2">“</text:span>someone graduating with a first class degree in Mathematics from Cambridge University. The Senior Wrangler was the person with the highest marks, followed by the Second Wrangler and so on<text:span text:style-name="T3">”. One year later Ramsey attended Kings College, where he gave lectures and produced papers in a broad range of areas. </text:span></text:p>
      <text:p text:style-name="P5"><text:span text:style-name="T3"><text:tab/>During 1925 to 1930 is where Ramsey started producing his works in the field of mathematics, philosophy and economics, to name a few. During 1925 Ramsey published his first major work, The Foundations of Mathematics. Then his second piece on mathematics </text:span><text:span text:style-name="T7">On a Problem of Formal Logic</text:span><text:span text:style-name="T3">, which shed light on a new field of mathematics now known as </text:span><text:span text:style-name="T7">Ramsey Theory</text:span><text:span text:style-name="T3">. Two more papers were made for Economics, </text:span><text:span text:style-name="T7">A Mathematical Theory of Saving</text:span><text:span text:style-name="T3">, and </text:span><text:span text:style-name="T7">A Contribution to the Theory of Taxation</text:span><text:span text:style-name="T3">. Numerous pieces were also done for the field of Philosophy which was Ramseys most enjoyable area. Unfortunately in 1930 Ramsey would fall under chronic liver complications, and during the operation he contracted Jaundice, Ramsey would pass on January 19 1930 at Guys Hospital. Currently he lays buried at </text:span><text:span text:style-name="T10">[2]</text:span><text:span text:style-name="T7">Perish of the Ascension Burial Ground</text:span><text:span text:style-name="T3">, but his theories and many works continue to live on. </text:span></text:p>
      <text:p text:style-name="P3"/>
      <text:p text:style-name="P3"/>
      <text:p text:style-name="P3"/>
      <text:p text:style-name="P3"/>
      <text:p text:style-name="P6">REFERENCES</text:p>
      <text:p text:style-name="P2"><text:span text:style-name="T11">[1] </text:span><text:a xlink:type="simple" xlink:href="https://mathshistory.st-andrews.ac.uk/Biographies/Ramsey/" text:style-name="Internet_20_link" text:visited-style-name="Visited_20_Internet_20_Link"><text:span text:style-name="T11">https://mathshistory.st-andrews.ac.uk/Biographies/Ramsey/</text:span></text:a><text:span text:style-name="T11"> </text:span></text:p>
      <text:p text:style-name="P1"><text:span text:style-name="T11">[</text:span><text:span text:style-name="T12">2</text:span><text:span text:style-name="T11">] </text:span><text:a xlink:type="simple" xlink:href="https://en.wikipedia.org/wiki/Frank_Ramsey_(mathematician" text:style-name="Internet_20_link" text:visited-style-name="Visited_20_Internet_20_Link"><text:span text:style-name="T11">https://en.wikipedia.org/wiki/Frank_Ramsey_(mathematician</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08:25:30.027000000</meta:creation-date>
    <dc:date>2021-09-24T07:53:10.120000000</dc:date>
    <meta:editing-duration>PT59M12S</meta:editing-duration>
    <meta:editing-cycles>13</meta:editing-cycles>
    <meta:generator>LibreOffice/6.2.0.3$Windows_X86_64 LibreOffice_project/98c6a8a1c6c7b144ce3cc729e34964b47ce25d62</meta:generator>
    <meta:document-statistic meta:table-count="0" meta:image-count="0" meta:object-count="0" meta:page-count="1" meta:paragraph-count="9" meta:word-count="352" meta:character-count="2268" meta:non-whitespace-character-count="1918"/>
  </office:meta>
</office:document-meta>
</file>